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3.836cm" fo:min-width="7.326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5.14cm" fo:min-width="5.89cm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25.146cm" svg:x="6.14cm" svg:y="0.5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9.036cm" svg:height="7.62cm" svg:x="8.607cm" svg:y="2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08T14:21:35.601900360</dc:date>
    <meta:editing-duration>PT3M54S</meta:editing-duration>
    <meta:editing-cycles>2</meta:editing-cycles>
    <meta:generator>LibreOffice/6.0.7.3$Linux_X86_64 LibreOffice_project/00m0$Build-3</meta:generator>
    <meta:document-statistic meta:object-count="2"/>
  </office:meta>
</office:document-meta>
</file>